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4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draw:auto-grow-height="true" fo:min-height="3.506cm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6.254cm" svg:x="1.4cm" svg:y="0.837cm" presentation:class="subtitle">
          <draw:text-box>
            <text:p>ExtJs data package</text:p>
            <text:p>Mark Veltzer</text:p>
            <text:p>mark@veltzer.net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eory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ExtJs divides the job of connecting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Ext.data.Store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Encapsulates client side cache of Model objects.</text:p>
              </text:list-item>
              <text:list-item>
                <text:p>Stores load data via a Proxy which actually handles the “mechanics” of fetching data.</text:p>
              </text:list-item>
              <text:list-item>
                <text:p>Provide functions for sorting, filtering and querying the model associated with the store.</text:p>
              </text:list-item>
              <text:list-item>
                <text:p>Think of the store as a mini database in the client sid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tore and model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To define a store you must have a model.</text:p>
              </text:list-item>
              <text:list-item>
                <text:p>You can define the model in-lined in the store definition. This is the old/pre ext4 way.</text:p>
              </text:list-item>
              <text:list-item>
                <text:p>Or you can define a model class separately and set the property <text:span text:style-name="T1">model</text:span> <text:span text:style-name="T2">of the store to point to it. This is the new/ext4 recommended way.</text:span></text:p>
              </text:list-item>
              <text:list-item>
                <text:p><text:span text:style-name="T2">See example (</text:span><text:span text:style-name="T1">store_styles.js</text:span><text:span text:style-name="T2">)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tore and proxy</text:p>
          </draw:text-box>
        </draw:frame>
        <draw:frame presentation:style-name="pr4" draw:layer="layout" svg:width="24.639cm" svg:height="14.136cm" svg:x="1.4cm" svg:y="4.914cm" presentation:class="outline" presentation:user-transformed="true">
          <draw:text-box>
            <text:list text:style-name="L3">
              <text:list-item>
                <text:p>If you want a store to fetch data from your server you must configure a <text:span text:style-name="T1">proxy </text:span><text:span text:style-name="T2">for it.</text:span></text:p>
              </text:list-item>
              <text:list-item>
                <text:p><text:span text:style-name="T2">The proxy is the object in charge of getting and storing the data on the server.</text:span></text:p>
              </text:list-item>
              <text:list-item>
                <text:p><text:span text:style-name="T2">Another option is to put the data in-line in the store and avoid defining a proxy. This is fine for constant data that doesn't change frequently.</text:span></text:p>
              </text:list-item>
              <text:list-item>
                <text:p><text:span text:style-name="T2">See example (</text:span><text:span text:style-name="T1">store_data.html</text:span><text:span text:style-name="T2">)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e proxy</text:p>
          </draw:text-box>
        </draw:frame>
        <draw:frame presentation:style-name="pr4" draw:layer="layout" svg:width="24.639cm" svg:height="12.178cm" svg:x="1.4cm" svg:y="4.914cm" presentation:class="outline" presentation:user-transformed="true">
          <draw:text-box>
            <text:list text:style-name="L3">
              <text:list-item>
                <text:p><text:span text:style-name="T2">ExtJs comes with a some predefined proxies so that you would not need to code them yourself.</text:span></text:p>
              </text:list-item>
              <text:list-item>
                <text:p><text:span text:style-name="T2">Not all proxies are created equal, some know only how to read data from the server, some know how to write.</text:span></text:p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17T06:37:20</meta:creation-date>
    <meta:editing-duration>PT15M55S</meta:editing-duration>
    <meta:editing-cycles>4</meta:editing-cycles>
    <dc:date>2012-05-17T06:57:32</dc:date>
    <meta:generator>LibreOffice/3.5$Linux_x86 LibreOffice_project/350m1$Build-2</meta:generator>
    <meta:document-statistic meta:object-count="44"/>
  </office:meta>
</office:document-meta>
</file>